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4cf2" officeooo:paragraph-rsid="00164cf2"/>
    </style:style>
    <style:style style:name="P2" style:family="paragraph" style:parent-style-name="Standard">
      <style:text-properties officeooo:rsid="0016771f" officeooo:paragraph-rsid="0016771f"/>
    </style:style>
    <style:style style:name="P3" style:family="paragraph" style:parent-style-name="Standard">
      <style:text-properties officeooo:rsid="0017e4af" officeooo:paragraph-rsid="0017e4af"/>
    </style:style>
    <style:style style:name="T1" style:family="text">
      <style:text-properties officeooo:rsid="0016771f"/>
    </style:style>
    <style:style style:name="T2" style:family="text">
      <style:text-properties officeooo:rsid="0017e4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ference Vs. Object Vs. Instance Vs. Class</text:p>
      <text:p text:style-name="P1"/>
      <text:p text:style-name="P1"/>
      <text:p text:style-name="P1">A Class is the “Blueprint” for an object, or many objects that can be created from the blueprint.</text:p>
      <text:p text:style-name="P1"/>
      <text:p text:style-name="P1">The class is what we’ve started with in Java, which contains our fields and methods (State and behavior).</text:p>
      <text:p text:style-name="P1"/>
      <text:p text:style-name="P1">An instance and an object are interchangeable terms. An object is an instance of the class, with it’s own values assigned to it once instantiated.</text:p>
      <text:p text:style-name="P1"/>
      <text:p text:style-name="P1">An object is created when we write something like Class class = new Class();</text:p>
      <text:p text:style-name="P1"/>
      <text:p text:style-name="P1">The variable, “class”, is a reference to the object we created.</text:p>
      <text:p text:style-name="P1"/>
      <text:p text:style-name="P1"><text:s/>We could create another reference to the same object in memory: Class anotherClass = class;</text:p>
      <text:p text:style-name="P1"/>
      <text:p text:style-name="P1"><text:s/>This would give us two reference to the same object. </text:p>
      <text:p text:style-name="P1"/>
      <text:p text:style-name="P1"><text:s/>You can de-reference an object as well: anotherClass = aThirdClass;</text:p>
      <text:p text:style-name="P1"/>
      <text:p text:style-name="P1"><text:s/><text:span text:style-name="T1">If you made something like this: newHouse(“red”); it would compile, but our code would never be able to access it, because no reference was created to it.</text:span></text:p>
      <text:p text:style-name="P1"/>
      <text:p text:style-name="P1"/>
      <text:p text:style-name="P2"/>
      <text:p text:style-name="P2"/>
      <text:p text:style-name="P2">Static Vs. Instance Variables</text:p>
      <text:p text:style-name="P2"/>
      <text:p text:style-name="P2"><text:s/>Static variables are declared by using the word static.</text:p>
      <text:p text:style-name="P2"><text:s/></text:p>
      <text:p text:style-name="P2"><text:s/>Static variables are also known as member variables.</text:p>
      <text:p text:style-name="P2"/>
      <text:p text:style-name="P2"><text:s/>Every instance of the class shares the same static variable.</text:p>
      <text:p text:style-name="P2"/>
      <text:p text:style-name="P2"><text:s/>So if changes are made to that variable, all other instances of that class will see the effect of that change.</text:p>
      <text:p text:style-name="P2"/>
      <text:p text:style-name="P2"><text:s/>It is considered best practice to use the class name and not a reference variable to access a static variable.</text:p>
      <text:p text:style-name="P2"/>
      <text:p text:style-name="P2"><text:s/>An instance isn’t required to exist, to access the value of a static variable.</text:p>
      <text:p text:style-name="P2"/>
      <text:p text:style-name="P2"><text:s/>Static variables aren’t used very often, but can sometimes be very useful. They can be used for:</text:p>
      <text:p text:style-name="P2"/>
      <text:p text:style-name="P2">- Storing counters</text:p>
      <text:p text:style-name="P2"/>
      <text:p text:style-name="P2">- Generating unique ids.</text:p>
      <text:p text:style-name="P2"/>
      <text:p text:style-name="P2"><text:soft-page-break/>- Storing a constant value that doesn’t change, like PI for example.</text:p>
      <text:p text:style-name="P2"/>
      <text:p text:style-name="P2">- Creating, and controlling access, to a shared resource, like a log file, a database, etc.</text:p>
      <text:p text:style-name="P2"/>
      <text:p text:style-name="P2"/>
      <text:p text:style-name="P2">Instance variables <text:span text:style-name="T2">belong to a specific instance of a class, unlike static variables. </text:span></text:p>
      <text:p text:style-name="P2"/>
      <text:p text:style-name="P2"/>
      <text:p text:style-name="P2"/>
      <text:p text:style-name="P3">Static Vs. Instance Methods</text:p>
      <text:p text:style-name="P3"/>
      <text:p text:style-name="P3"/>
      <text:p text:style-name="P3"><text:s/>Static methods are declared using a static modifier.</text:p>
      <text:p text:style-name="P3"/>
      <text:p text:style-name="P3"><text:s/>Static methods can’t access instance methods and instance variables directly.</text:p>
      <text:p text:style-name="P3"/>
      <text:p text:style-name="P3"><text:s/>They’re usually used for operations that don’t require any data form an instance of the class (from ‘this’)</text:p>
      <text:p text:style-name="P3"/>
      <text:p text:style-name="P3"><text:s/>The “this” keyword is the current instance of a class. So inside a static method, we can’t use the “this” keyword.</text:p>
      <text:p text:style-name="P2"/>
      <text:p text:style-name="P2"><text:s/><text:span text:style-name="T2">Whenever you see a method that doesn’t use instance variables, that method should probably be declared a static method.</text:span></text:p>
      <text:p text:style-name="P2"/>
      <text:p text:style-name="P2"/>
      <text:p text:style-name="P2"><text:s/><text:span text:style-name="T2">Instance methods belong to an instance of a class.</text:span></text:p>
      <text:p text:style-name="P2"/>
      <text:p text:style-name="P2"><text:s/><text:span text:style-name="T2">To use an instance method, we have to instantiate the class first, usually by using the “new” keyword.</text:span></text:p>
      <text:p text:style-name="P2"/>
      <text:p text:style-name="P2"><text:s/><text:span text:style-name="T2">Instance methods can access instance methods and instance variables directly. </text:span></text:p>
      <text:p text:style-name="P2"/>
      <text:p text:style-name="P2"><text:s/><text:span text:style-name="T2">Instance methods can also access static methods and static variables directly. </text:span></text:p>
      <text:p text:style-name="P2"/>
      <text:p text:style-name="P2"><text:s/><text:span text:style-name="T2">We don’t have to use the keyword “this” with the dot notation to use them. And we don’t have to use the class name with the dot notation to access variables, though that can help with clarity.</text:span></text:p>
      <text:p text:style-name="P2"/>
      <text:p text:style-name="P2"><text:s/><text:span text:style-name="T2">A rule of thumb when deciding to use static vs instance methods: Does the method use any fields (instance variables) or instance methods? If it does, use instance method. If it doesn’t, use static method.</text:span> </text:p>
      <text:p text:style-name="P2"/>
      <text:p text:style-name="P2"/>
      <text:p text:style-name="P2"><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14T18:37:54.404799337</meta:creation-date>
    <dc:date>2023-12-14T19:10:53.576441798</dc:date>
    <meta:editing-duration>PT58S</meta:editing-duration>
    <meta:editing-cycles>1</meta:editing-cycles>
    <meta:document-statistic meta:table-count="0" meta:image-count="0" meta:object-count="0" meta:page-count="2" meta:paragraph-count="37" meta:word-count="506" meta:character-count="2998" meta:non-whitespace-character-count="2498"/>
    <meta:generator>LibreOffice/6.4.7.2$Linux_X86_64 LibreOffice_project/40$Build-2</meta:generator>
  </office:meta>
</office:document-meta>
</file>